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932cm"/>
    </style:style>
    <style:style style:name="pr2" style:family="presentation" style:parent-style-name="Default-subtitle">
      <style:graphic-properties draw:fill-color="#ffffff" fo:min-height="10.2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902cm" presentation:class="title" presentation:user-transformed="true">
          <draw:text-box>
            <text:p>Open Source Mathematics: <text:s/>Projects available for experimenting with math</text:p>
          </draw:text-box>
        </draw:frame>
        <draw:frame presentation:style-name="pr2" draw:text-style-name="P1" draw:layer="layout" svg:width="24.639cm" svg:height="10.235cm" svg:x="1.4cm" svg:y="6.858cm" presentation:class="subtitle" presentation:user-transformed="true">
          <draw:text-box>
            <text:p><text:span text:style-name="T1">WIT Hour of Code 2014</text:span></text:p>
            <text:p><text:span text:style-name="T2">(OpenWest 2013)</text:span></text:p>
            <text:p><text:span text:style-name="T1"/></text:p>
            <text:p><text:span text:style-name="T1">Alpheus Madsen</text:span></text:p>
            <text:p><text:span text:style-name="T3">alpheus.madsen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Computers and Math?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Computers and Math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omputers can automate computation. <text:s/>(duh!)</text:p>
              </text:list-item>
              <text:list-item>
                <text:p>Sometimes it's nice not to have to calculate matrices, polynomial multiplication, etc by hand.</text:p>
              </text:list-item>
              <text:list-item>
                <text:p>Geometric pictures can come to life in ways that compass-and-straightedge paper constructions cannot.</text:p>
              </text:list-item>
              <text:list-item>
                <text:p>Computers can handle large sets of data (and even databases) better than humans can, even with calculato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Popular Math Program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Geometer's Sketchpad</text:p>
              </text:list-item>
              <text:list-item>
                <text:p>Maple</text:p>
              </text:list-item>
              <text:list-item>
                <text:p>Mathematica</text:p>
              </text:list-item>
              <text:list-item>
                <text:p>Cabri (Windows only)</text:p>
              </text:list-item>
              <text:list-item>
                <text:p>Cinderella</text:p>
              </text:list-item>
              <text:list-item>
                <text:p>SP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Popular Math Program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Geometer's Sketchpad</text:p>
              </text:list-item>
              <text:list-item>
                <text:p>Maple</text:p>
              </text:list-item>
              <text:list-item>
                <text:p>Mathematica</text:p>
              </text:list-item>
              <text:list-item>
                <text:p>Cabri (Windows, Mac, TI only)</text:p>
              </text:list-item>
              <text:list-item>
                <text:p>Cinderella</text:p>
              </text:list-item>
              <text:list-item>
                <text:p>SPSS</text:p>
              </text:list-item>
            </text:list>
            <text:p>Most of these are available for Linux...but none of them are open source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, Why Open Source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Licenses cost money.</text:p>
              </text:list-item>
              <text:list-item>
                <text:p>Impossible to change (or resurrect).</text:p>
              </text:list-item>
              <text:list-item>
                <text:p>Requires implicit trust in the developer of the progra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ploratory Geometr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GeoGebra</text:p>
              </text:list-item>
              <text:list-item>
                <text:p>Dr. Geo</text:p>
              </text:list-item>
              <text:list-item>
                <text:p>C.a.R. (Compass and Ruler) (aka CaRMetal)</text:p>
              </text:list-item>
              <text:list-item>
                <text:p>Kig</text:p>
              </text:list-item>
            </text:list>
            <text:p>(and, of historical interest...)</text:p>
            <text:list text:continue-numbering="true" text:style-name="L2">
              <text:list-item>
                <text:p>KSeg</text:p>
              </text:list-item>
              <text:list-item>
                <text:p>KGeo (predecessor of Ki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ther Geometry Projec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Eukleides (Geometric Typesetting)</text:p>
              </text:list-item>
              <text:list-item>
                <text:p>Geomview (Euclidean, Hyperbolic, Spherical, 3D geometry)</text:p>
              </text:list-item>
              <text:list-item>
                <text:p>Geometria (solid geometry)</text:p>
              </text:list-item>
              <text:list-item>
                <text:p>wxGeometrie (a French mathematics package)</text:p>
              </text:list-item>
              <text:list-item>
                <text:p>gnuplot (a plotting progra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uter Algebra System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athomatic</text:p>
              </text:list-item>
              <text:list-item>
                <text:p>Xcas</text:p>
              </text:list-item>
              <text:list-item>
                <text:p>Maxima (strives to be compatible with Maple, TI, other systems)</text:p>
              </text:list-item>
              <text:list-item>
                <text:p>Yacas (Yet Another Computer Algebra Syste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istics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R (Interactive statistics and matrix language)</text:p>
              </text:list-item>
              <text:list-item>
                <text:p>PSPP (command-line stats analysis, similar to SPSS)</text:p>
              </text:list-item>
              <text:list-item>
                <text:p>SOFA (Statistics Open For All, easy to use, connects to databases)</text:p>
              </text:list-item>
              <text:list-item>
                <text:p>MacAnova (stats and matrices)</text:p>
              </text:list-item>
              <text:list-item>
                <text:p>PAW (Physics Analysis Workstation)</text:p>
              </text:list-item>
              <text:list-item>
                <text:p>ROOT (data analysis, acquisition, physic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gher Mathematics<text:line-break/><text:span text:style-name="T4">aka Abstract Algebra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AP (Groups, Algorithms and Programming)</text:p>
              </text:list-item>
              <text:list-item>
                <text:p>Singular (commutative and non-commutative algebra, algebraic geometry, singularity theory)</text:p>
              </text:list-item>
              <text:list-item>
                <text:p>Macaulay2 (algebraic geometry, commutative algebra)</text:p>
              </text:list-item>
              <text:list-item>
                <text:p>LaTeX (Mathematical Typesett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1T22:15:47</meta:creation-date>
    <dc:date>2014-05-30T21:40:51</dc:date>
    <meta:editing-duration>PT28M23S</meta:editing-duration>
    <meta:editing-cycles>11</meta:editing-cycles>
    <meta:generator>LibreOffice/3.6$Linux_X86_64 LibreOffice_project/360m1$Build-2</meta:generator>
    <meta:document-statistic meta:object-count="69"/>
  </office:meta>
</office:document-meta>
</file>